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19ec07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ce58c9e"/>
    </style:style>
    <style:style style:name="P61" style:family="paragraph" style:parent-style-name="Standard">
      <style:text-properties officeooo:paragraph-rsid="0d13f73f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text-properties officeooo:paragraph-rsid="0d2e61eb"/>
    </style:style>
    <style:style style:name="P67" style:family="paragraph" style:parent-style-name="Standard">
      <style:text-properties officeooo:paragraph-rsid="0d804757"/>
    </style:style>
    <style:style style:name="P68" style:family="paragraph" style:parent-style-name="Standard">
      <style:text-properties officeooo:paragraph-rsid="0da26ad3"/>
    </style:style>
    <style:style style:name="P69" style:family="paragraph" style:parent-style-name="Standard">
      <style:text-properties officeooo:paragraph-rsid="0d1be4a7"/>
    </style:style>
    <style:style style:name="P70" style:family="paragraph" style:parent-style-name="Standard">
      <style:text-properties officeooo:paragraph-rsid="0daa4aef"/>
    </style:style>
    <style:style style:name="P71" style:family="paragraph" style:parent-style-name="Standard">
      <style:text-properties officeooo:paragraph-rsid="0daef67d"/>
    </style:style>
    <style:style style:name="P72" style:family="paragraph" style:parent-style-name="Standard">
      <style:text-properties officeooo:paragraph-rsid="0db0d4d1"/>
    </style:style>
    <style:style style:name="P73" style:family="paragraph" style:parent-style-name="Standard">
      <style:text-properties officeooo:paragraph-rsid="0db40abc"/>
    </style:style>
    <style:style style:name="P74" style:family="paragraph" style:parent-style-name="Standard">
      <style:text-properties officeooo:paragraph-rsid="0dbf3336"/>
    </style:style>
    <style:style style:name="P75" style:family="paragraph" style:parent-style-name="Standard">
      <style:text-properties officeooo:paragraph-rsid="0dce9327"/>
    </style:style>
    <style:style style:name="P76" style:family="paragraph" style:parent-style-name="Standard">
      <style:text-properties officeooo:rsid="0dde9a1c" officeooo:paragraph-rsid="0dde9a1c"/>
    </style:style>
    <style:style style:name="P77" style:family="paragraph" style:parent-style-name="Standard">
      <style:text-properties officeooo:rsid="0dde9a1c" officeooo:paragraph-rsid="0ddfbc49"/>
    </style:style>
    <style:style style:name="P78" style:family="paragraph" style:parent-style-name="Standard">
      <style:text-properties officeooo:paragraph-rsid="0deb3f7d"/>
    </style:style>
    <style:style style:name="P79" style:family="paragraph" style:parent-style-name="Footnote">
      <style:text-properties officeooo:paragraph-rsid="04473353"/>
    </style:style>
    <style:style style:name="P80" style:family="paragraph" style:parent-style-name="Footnote">
      <style:text-properties officeooo:paragraph-rsid="0cf7e116"/>
    </style:style>
    <style:style style:name="P81" style:family="paragraph" style:parent-style-name="Footnote">
      <style:text-properties officeooo:paragraph-rsid="0d2b38cd"/>
    </style:style>
    <style:style style:name="P82" style:family="paragraph" style:parent-style-name="Footnote">
      <style:text-properties officeooo:rsid="043ccc66" officeooo:paragraph-rsid="0dca2508"/>
    </style:style>
    <style:style style:name="P83" style:family="paragraph" style:parent-style-name="Footnote">
      <style:text-properties officeooo:rsid="043ccc66" officeooo:paragraph-rsid="0dd4342a"/>
    </style:style>
    <style:style style:name="P84" style:family="paragraph" style:parent-style-name="Footnote">
      <style:text-properties officeooo:paragraph-rsid="0dd87f5b"/>
    </style:style>
    <style:style style:name="P85" style:family="paragraph" style:parent-style-name="Standard">
      <style:text-properties officeooo:paragraph-rsid="0e0f3ce4"/>
    </style:style>
    <style:style style:name="P86" style:family="paragraph" style:parent-style-name="Standard">
      <style:text-properties officeooo:rsid="0e12a1f2" officeooo:paragraph-rsid="0e12a1f2"/>
    </style:style>
    <style:style style:name="P87" style:family="paragraph" style:parent-style-name="Standard">
      <style:text-properties officeooo:paragraph-rsid="0e12a1f2"/>
    </style:style>
    <style:style style:name="P88" style:family="paragraph" style:parent-style-name="Standard">
      <style:text-properties officeooo:paragraph-rsid="0e153b91"/>
    </style:style>
    <style:style style:name="P89" style:family="paragraph" style:parent-style-name="Footnote">
      <style:text-properties officeooo:paragraph-rsid="0e1736d1"/>
    </style:style>
    <style:style style:name="P90" style:family="paragraph" style:parent-style-name="Standard">
      <style:text-properties officeooo:paragraph-rsid="0e19ec07"/>
    </style:style>
    <style:style style:name="P91" style:family="paragraph" style:parent-style-name="Footnote">
      <style:text-properties officeooo:rsid="043ccc66" officeooo:paragraph-rsid="0e1fcb79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5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c53450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color="#000000" loext:opacity="100%" style:text-line-through-style="none" style:text-line-through-type="none" style:text-underline-style="none"/>
    </style:style>
    <style:style style:name="T273" style:family="text">
      <style:text-properties fo:color="#000000" loext:opacity="100%" style:text-line-through-style="none" style:text-line-through-type="none" style:text-underline-style="none" officeooo:rsid="0aabd8f8"/>
    </style:style>
    <style:style style:name="T27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6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31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32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33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34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35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36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37" style:family="text">
      <style:text-properties fo:color="#000000" loext:opacity="100%" officeooo:rsid="004804ae"/>
    </style:style>
    <style:style style:name="T338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58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5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6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6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6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6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6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6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66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6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font-name="Liberation Sans" officeooo:rsid="047da547"/>
    </style:style>
    <style:style style:name="T37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7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4" style:family="text">
      <style:text-properties style:use-window-font-color="true" loext:opacity="0%" style:font-name="Liberation Sans" fo:font-size="12pt" style:font-size-asian="12pt" style:font-size-complex="12pt"/>
    </style:style>
    <style:style style:name="T395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6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7" style:family="text">
      <style:text-properties officeooo:rsid="04473353"/>
    </style:style>
    <style:style style:name="T39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0" style:family="text">
      <style:text-properties officeooo:rsid="0a6f0a69"/>
    </style:style>
    <style:style style:name="T401" style:family="text">
      <style:text-properties officeooo:rsid="0aace3cd"/>
    </style:style>
    <style:style style:name="T402" style:family="text">
      <style:text-properties officeooo:rsid="0b952edb"/>
    </style:style>
    <style:style style:name="T403" style:family="text">
      <style:text-properties fo:font-size="8pt" style:font-size-asian="8pt" style:font-size-complex="8pt" loext:padding="0.049cm" loext:border="0.31pt solid #000000"/>
    </style:style>
    <style:style style:name="T404" style:family="text">
      <style:text-properties officeooo:rsid="0394a435"/>
    </style:style>
    <style:style style:name="T405" style:family="text">
      <style:text-properties officeooo:rsid="0be4091b"/>
    </style:style>
    <style:style style:name="T406" style:family="text">
      <style:text-properties officeooo:rsid="0bf888a9"/>
    </style:style>
    <style:style style:name="T407" style:family="text">
      <style:text-properties officeooo:rsid="0cf7e116"/>
    </style:style>
    <style:style style:name="T408" style:family="text">
      <style:text-properties officeooo:rsid="0d52ea33"/>
    </style:style>
    <style:style style:name="T409" style:family="text">
      <style:text-properties officeooo:rsid="0dd5c0d9"/>
    </style:style>
    <style:style style:name="T410" style:family="text">
      <style:text-properties officeooo:rsid="0dd5fde1"/>
    </style:style>
    <style:style style:name="T411" style:family="text">
      <style:text-properties officeooo:rsid="0dd7714a"/>
    </style:style>
    <style:style style:name="T412" style:family="text">
      <style:text-properties officeooo:rsid="0e87ed43"/>
    </style:style>
    <style:style style:name="T413" style:family="text">
      <style:text-properties officeooo:rsid="0de11971"/>
    </style:style>
    <style:style style:name="T414" style:family="text">
      <style:text-properties style:font-name="Liberation Sans"/>
    </style:style>
    <style:style style:name="T415" style:family="text">
      <style:text-properties style:font-name="Liberation Sans" fo:font-size="12pt"/>
    </style:style>
    <style:style style:name="T41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1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3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font-name="Liberation Sans" fo:font-size="12pt" fo:font-style="normal" officeooo:rsid="00bddfbe" style:font-size-asian="12pt" style:font-size-complex="12pt"/>
    </style:style>
    <style:style style:name="T425" style:family="text">
      <style:text-properties style:font-name="Liberation Sans" fo:font-size="12pt" officeooo:rsid="047da547" style:font-size-asian="12pt"/>
    </style:style>
    <style:style style:name="T426" style:family="text">
      <style:text-properties style:font-name="Liberation Sans" fo:font-size="12pt" style:font-size-asian="12pt" style:font-size-complex="12pt"/>
    </style:style>
    <style:style style:name="T427" style:family="text">
      <style:text-properties style:font-name="Liberation Sans" fo:font-size="12pt" officeooo:rsid="01657261" style:font-size-asian="12pt" style:font-size-complex="12pt"/>
    </style:style>
    <style:style style:name="T428" style:family="text">
      <style:text-properties style:font-name="Liberation Sans" fo:font-size="12pt" officeooo:rsid="00bddfbe" style:font-size-asian="12pt" style:font-size-complex="12pt"/>
    </style:style>
    <style:style style:name="T429" style:family="text">
      <style:text-properties style:font-name="Liberation Sans" fo:font-size="12pt" officeooo:rsid="050aa1f1" style:font-size-asian="12pt" style:font-size-complex="12pt"/>
    </style:style>
    <style:style style:name="T430" style:family="text">
      <style:text-properties style:font-name="Liberation Sans" fo:font-size="12pt" officeooo:rsid="05903285" style:font-size-asian="12pt" style:font-size-complex="12pt"/>
    </style:style>
    <style:style style:name="T431" style:family="text">
      <style:text-properties style:font-name="Liberation Sans" fo:font-size="12pt" officeooo:rsid="0594b105" style:font-size-asian="12pt" style:font-size-complex="12pt"/>
    </style:style>
    <style:style style:name="T432" style:family="text">
      <style:text-properties style:font-name="Liberation Sans" fo:font-size="12pt" officeooo:rsid="0d1ec96e" style:font-size-asian="12pt" style:font-size-complex="12pt"/>
    </style:style>
    <style:style style:name="T433" style:family="text">
      <style:text-properties style:font-name="Liberation Sans" officeooo:rsid="047fb57c"/>
    </style:style>
    <style:style style:name="T434" style:family="text">
      <style:text-properties style:font-name="Liberation Sans" officeooo:rsid="047da547"/>
    </style:style>
    <style:style style:name="T435" style:family="text">
      <style:text-properties officeooo:rsid="0deca47e"/>
    </style:style>
    <style:style style:name="T436" style:family="text">
      <style:text-properties officeooo:rsid="0ded5b39"/>
    </style:style>
    <style:style style:name="T437" style:family="text">
      <style:text-properties officeooo:rsid="0deeafed"/>
    </style:style>
    <style:style style:name="T438" style:family="text">
      <style:text-properties officeooo:rsid="0dfbebc7"/>
    </style:style>
    <style:style style:name="T439" style:family="text">
      <style:text-properties officeooo:rsid="01657261" style:font-size-complex="12pt"/>
    </style:style>
    <style:style style:name="T440" style:family="text">
      <style:text-properties officeooo:rsid="0e1061f0"/>
    </style:style>
    <style:style style:name="T441" style:family="text">
      <style:text-properties officeooo:rsid="0e045e3a"/>
    </style:style>
    <style:style style:name="T442" style:family="text">
      <style:text-properties officeooo:rsid="0e03b682"/>
    </style:style>
    <style:style style:name="T443" style:family="text">
      <style:text-properties officeooo:rsid="0e068489"/>
    </style:style>
    <style:style style:name="T444" style:family="text">
      <style:text-properties officeooo:rsid="0e1736d1"/>
    </style:style>
    <style:style style:name="T445" style:family="text">
      <style:text-properties officeooo:rsid="0e1f2ce6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Strong_20_Emphasis"><text:span text:style-name="T302">C</text:span></text:span><text:span text:style-name="Strong_20_Emphasis"><text:span text:style-name="T301">hecklist voor </text:span></text:span><text:span text:style-name="Strong_20_Emphasis"><text:span text:style-name="T303">de installatie</text:span></text:span><text:span text:style-name="Strong_20_Emphasis"><text:span text:style-name="T301"> van </text:span></text:span><text:reference-mark-start text:name="Distributie"/><text:span text:style-name="Strong_20_Emphasis"><text:span text:style-name="T304">Ubuntu</text:span></text:span><text:reference-mark-end text:name="Distributie"/><text:span text:style-name="Strong_20_Emphasis"><text:span text:style-name="T304"> </text:span></text:span><text:reference-mark-start text:name="Versie"/><text:span text:style-name="Strong_20_Emphasis"><text:span text:style-name="T305">2</text:span></text:span><text:span text:style-name="Strong_20_Emphasis"><text:span text:style-name="T311">2</text:span></text:span><text:span text:style-name="Strong_20_Emphasis"><text:span text:style-name="T306">.04</text:span></text:span><text:reference-mark-end text:name="Versie"/><text:span text:style-name="Strong_20_Emphasis"><text:span text:style-name="T312"> </text:span></text:span><text:span text:style-name="Strong_20_Emphasis"><text:span text:style-name="T313">LTS</text:span></text:span><text:span text:style-name="Strong_20_Emphasis"><text:span text:style-name="T307"><text:note text:id="ftn1" text:note-class="footnote"><text:note-citation>1</text:note-citation><text:note-body><text:p text:style-name="P89"><text:span text:style-name="T404">Deze versie </text:span><text:span text:style-name="T405">2</text:span><text:span text:style-name="T438">2</text:span><text:span text:style-name="T405">.04 </text:span><text:span text:style-name="T404">heeft codenaam Jammy Jellyfish (</text:span><text:span text:style-name="T339">jammy</text:span><text:span text:style-name="T404">) en is een zogenaamde LTS-versie (</text:span><text:span text:style-name="T413">LTS=</text:span><text:span text:style-name="T404">Long-Term Support, langetermijnondersteuning). <text:s/>Een LTS-versie verschijnt iedere twee jaar </text:span><text:span text:style-name="T408">in </text:span><text:span text:style-name="T404">april (deze in april 202</text:span><text:span text:style-name="T438">2</text:span><text:span text:style-name="T404">) en wordt vanaf vrijgave </text:span><text:span text:style-name="T284">vijf</text:span><text:span text:style-name="T404"> jaar ondersteund</text:span><text:span text:style-name="T400"> </text:span><text:span text:style-name="T404">(</text:span><text:span text:style-name="T406">updates </text:span><text:span text:style-name="T404">tot april 202</text:span><text:span text:style-name="T438">7</text:span><text:span text:style-name="T400">)</text:span><text:span text:style-name="T404">.<text:line-break/></text:span><text:span text:style-name="T441">V</text:span><text:span text:style-name="T400">ijf jaar extra beveiligingsonderhoud </text:span><text:span text:style-name="T404">(</text:span><text:span text:style-name="T406">updates </text:span><text:span text:style-name="T404">tot april 20</text:span><text:span text:style-name="T442">3</text:span><text:span text:style-name="T444">2</text:span><text:span text:style-name="T400">) </text:span><text:span text:style-name="T442">via ESM (Extended Security Maintenance. Uitgebreid beveiligingsonderhoud) via een Ubuntu Advantage </text:span><text:span text:style-name="T443">for</text:span><text:span text:style-name="T442"> Infrastructure-abonnement</text:span><text:span text:style-name="T404">.</text:span></text:p></text:note-body></text:note></text:span></text:span><text:span text:style-name="Strong_20_Emphasis"><text:span text:style-name="T308"> </text:span></text:span><text:reference-mark-start text:name="Editie"/><text:span text:style-name="Strong_20_Emphasis"><text:span text:style-name="T309">desktop</text:span></text:span><text:reference-mark-end text:name="Editie"/><text:span text:style-name="Strong_20_Emphasis"><text:span text:style-name="T310">.</text:span></text:span></text:p>
      <text:p text:style-name="P9"/>
      <text:p text:style-name="P88"><text:span text:style-name="T53">Kijk op</text:span><text:span text:style-name="T301"> </text:span><text:a xlink:type="simple" xlink:href="https://karelzimmer.nl/" text:style-name="Internet_20_link" text:visited-style-name="Visited_20_Internet_20_Link"><text:span text:style-name="Internet_20_link"><text:span text:style-name="T416">karelzimmer.nl</text:span></text:span></text:a><text:span text:style-name="T301"> </text:span><text:span text:style-name="T367">voor</text:span><text:span text:style-name="T368"> </text:span><text:span text:style-name="T369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5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14">V</text:span><text:span text:style-name="T433">ul de waarden in het tekstvak achter de </text:span><text:span text:style-name="Definition"><text:span text:style-name="T425">schuingedrukte</text:span></text:span><text:span text:style-name="T414"> </text:span><text:span text:style-name="T434">woorden </text:span><text:span text:style-name="T370">(zie toelichting)</text:span><text:span text:style-name="T434">:</text:span></text:p>
      <text:p text:style-name="P3"><text:span text:style-name="Definition"><text:span text:style-name="T388">g</text:span></text:span><text:span text:style-name="Definition"><text:span text:style-name="T387">ebruiker</text:span></text:span><text:span text:style-name="Definition"><text:span text:style-name="T376"><text:tab/><text:tab/></text:span></text:span><text:span text:style-name="Definition"><text:span text:style-name="T394"> <text:tab/><text:tab/></text:span></text:span><text:span text:style-name="T377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77"><text:tab/></text:span><text:span text:style-name="T378">(</text:span><text:span text:style-name="T372">volledige naam, bijv. </text:span><text:span text:style-name="T374">J</text:span><text:span text:style-name="T393">a</text:span><text:span text:style-name="T374">n </text:span><text:span text:style-name="T393">Jansen</text:span><text:span text:style-name="T373">)</text:span></text:p>
      <text:p text:style-name="Standard"><text:span text:style-name="Definition"><text:span text:style-name="T388">g</text:span></text:span><text:span text:style-name="Definition"><text:span text:style-name="T387">ebruikersnaam</text:span></text:span><text:span text:style-name="Definition"><text:span text:style-name="T371"><text:tab/></text:span></text:span><text:span text:style-name="Definition"><text:span text:style-name="T371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71"><text:tab/></text:span></text:span><text:span text:style-name="T417">(korte naam, bijv. </text:span><text:span text:style-name="T316">j</text:span><text:span text:style-name="T317">an</text:span><text:span text:style-name="T417">)</text:span></text:p>
      <text:p text:style-name="P2"><text:span text:style-name="Definition"><text:span text:style-name="T391">c</text:span></text:span><text:span text:style-name="Definition"><text:span text:style-name="T390">omputernaam</text:span></text:span><text:span text:style-name="Definition"><text:span text:style-name="T379"><text:tab/><text:tab/></text:span></text:span><text:span text:style-name="Definition"><text:span text:style-name="T377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77"><text:tab/></text:span></text:span><text:span text:style-name="Definition"><text:span text:style-name="T380">(</text:span></text:span><text:span text:style-name="Definition"><text:span text:style-name="T381">naam van de compute</text:span></text:span><text:span text:style-name="Definition"><text:span text:style-name="T382">r, </text:span></text:span><text:span text:style-name="Definition"><text:span text:style-name="T383">bijv. pc01</text:span></text:span><text:span text:style-name="Definition"><text:span text:style-name="T380">)</text:span></text:span></text:p>
      <text:p text:style-name="P2"><text:span text:style-name="Definition"><text:span text:style-name="T388">o</text:span></text:span><text:span text:style-name="Definition"><text:span text:style-name="T387">pstartmenu</text:span></text:span><text:span text:style-name="Definition"><text:span text:style-name="T377"><text:tab/><text:tab/><text:tab/></text:span></text:span><text:span text:style-name="Definition"><text:span text:style-name="T377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77"><text:tab/></text:span></text:span><text:span text:style-name="Definition"><text:span text:style-name="T380">(</text:span></text:span><text:span text:style-name="Definition"><text:span text:style-name="T381">to</text:span></text:span><text:span text:style-name="Definition"><text:span text:style-name="T384">ets voor het opstartmedium</text:span></text:span><text:span text:style-name="Definition"><text:span text:style-name="T385">)</text:span></text:span></text:p>
      <text:p text:style-name="P2"><text:span text:style-name="Definition"><text:span text:style-name="T391">i</text:span></text:span><text:span text:style-name="Definition"><text:span text:style-name="T392">nstellingen</text:span></text:span><text:span text:style-name="T380"><text:tab/><text:tab/> <text:tab/></text:span><text:span text:style-name="T380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80"><text:tab/>(</text:span><text:span text:style-name="T381">toets voor het BIOS/UEFI-scherm</text:span><text:span text:style-name="T380">)</text:span></text:p>
      <text:p text:style-name="P5"><text:span text:style-name="Definition"><text:span text:style-name="T388">g</text:span></text:span><text:span text:style-name="Definition"><text:span text:style-name="T387">ebruiker</text:span></text:span><text:span text:style-name="Definition"><text:span text:style-name="T389">2</text:span></text:span><text:span text:style-name="Definition"><text:span text:style-name="T376"><text:tab/></text:span></text:span><text:span text:style-name="Definition"><text:span text:style-name="T394"> <text:tab/><text:tab/></text:span></text:span><text:span text:style-name="T377"><draw:control text:anchor-type="as-char" svg:y="-0.429cm" draw:z-index="25" draw:name="Gebruiker 1" draw:style-name="gr2" draw:text-style-name="P99" svg:width="6.061cm" svg:height="0.6cm" draw:control="control26"><svg:title>Gebruiker</svg:title><svg:desc>Volledige naam, bijv. Jan Stek</svg:desc></draw:control></text:span><text:span text:style-name="T377"><text:tab/></text:span><text:span text:style-name="T378">(</text:span><text:span text:style-name="T372">volledige naam </text:span><text:span text:style-name="T375">evt. 2</text:span><text:span text:style-name="T395">e</text:span><text:span text:style-name="T375"> gebruiker</text:span><text:span text:style-name="T373">)</text:span></text:p>
      <text:p text:style-name="P90"><text:span text:style-name="Definition"><text:span text:style-name="T388">g</text:span></text:span><text:span text:style-name="Definition"><text:span text:style-name="T387">ebruikersnaam</text:span></text:span><text:span text:style-name="Definition"><text:span text:style-name="T389">2</text:span></text:span><text:span text:style-name="Definition"><text:span text:style-name="T371"><text:tab/></text:span></text:span><text:span text:style-name="Definition"><text:span text:style-name="T371"><draw:control text:anchor-type="as-char" svg:y="-0.429cm" draw:z-index="26" draw:name="Gberuikersnaam 1" draw:style-name="gr2" draw:text-style-name="P99" svg:width="6.061cm" svg:height="0.6cm" draw:control="control27"><svg:title>Gebruikersnaam</svg:title><svg:desc>Korte naam, bijv. jan</svg:desc></draw:control></text:span></text:span><text:span text:style-name="Definition"><text:span text:style-name="T371"><text:tab/></text:span></text:span><text:span text:style-name="T417">(korte naam</text:span><text:span text:style-name="T317"> </text:span><text:span text:style-name="T386">evt. 2</text:span><text:span text:style-name="T396">e</text:span><text:span text:style-name="T386"> gebruiker</text:span><text:span text:style-name="T417">)</text:span></text:p>
      <text:p text:style-name="P5"><text:span text:style-name="T318">Vervang </text:span><text:span text:style-name="Definition"><text:span text:style-name="T419">schuingedrukte</text:span></text:span><text:span text:style-name="T318"> </text:span><text:span text:style-name="T319">woorden </text:span><text:span text:style-name="T318">in deze checklist door </text:span><text:span text:style-name="T319">boven</text:span><text:span text:style-name="T318">staande waarden.</text:span></text:p>
      <text:p text:style-name="P12"/>
      <text:p text:style-name="P1"><text:span text:style-name="Strong_20_Emphasis"><text:span text:style-name="T326"/></text:span></text:p>
      <text:p text:style-name="P4"><text:span text:style-name="T320">Nog niet op Linux?<text:tab/></text:span><text:span text:style-name="T324"><text:tab/></text:span><text:span text:style-name="T325">G</text:span><text:span text:style-name="T321">ebruik </text:span><text:span text:style-name="Strong_20_Emphasis"><text:span text:style-name="T328">Checklist migratie</text:span></text:span><text:span text:style-name="T321"> op </text:span><text:a xlink:type="simple" xlink:href="https://karelzimer.nl/" text:style-name="Internet_20_link" text:visited-style-name="Visited_20_Internet_20_Link"><text:span text:style-name="Internet_20_link"><text:span text:style-name="T418">karelzimmer.nl</text:span></text:span></text:a><text:span text:style-name="T322"> onder </text:span><text:span text:style-name="T327">Linux</text:span><text:span text:style-name="T323">.</text:span></text:p>
      <text:p text:style-name="P46"><text:span text:style-name="T285">Nieuwe installatie?<text:tab/></text:span><text:span text:style-name="T287"></text:span><text:span text:style-name="T289"><text:tab/></text:span><text:span text:style-name="T288">B</text:span><text:span text:style-name="T285">egin bij hoofdstuk </text:span><text:span text:style-name="T290"><text:bookmark-ref text:reference-format="page" text:ref-name="__RefNumPara__4009_1271708128">2</text:bookmark-ref></text:span><text:span text:style-name="T285"><text:s text:c="2"/></text:span><text:span text:style-name="T291"><text:bookmark-ref text:reference-format="text" text:ref-name="__RefNumPara__4009_1271708128">Installatie uitvoeren</text:bookmark-ref></text:span><text:span text:style-name="T286">.</text:span></text:p>
      <text:p text:style-name="P25"/>
      <text:list xml:id="list3635189219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462886296864">
          <table:table-cell table:style-name="_31_._5f_Installatie_5f_voorbereiden.A1" office:value-type="string">
            <text:p text:style-name="P65"><text:span text:style-name="Strong_20_Emphasis"><text:span text:style-name="T100"><text:s/></text:span></text:span><text:span text:style-name="Strong_20_Emphasis"><text:span text:style-name="T164"><draw:control text:anchor-type="as-char" draw:z-index="27" draw:name="Vorm3_ 1" draw:style-name="gr1" draw:text-style-name="P98" svg:width="0.35cm" svg:height="0.35cm" draw:control="control28"/></text:span></text:span></text:p>
          </table:table-cell>
          <table:table-cell table:style-name="_31_._5f_Installatie_5f_voorbereiden.A1" office:value-type="string">
            <text:p text:style-name="P97"><text:span text:style-name="Strong_20_Emphasis"><text:span text:style-name="T99">Leg Wi</text:span></text:span><text:span text:style-name="Strong_20_Emphasis"><text:span text:style-name="T102">F</text:span></text:span><text:span text:style-name="Strong_20_Emphasis"><text:span text:style-name="T99">i-</text:span></text:span><text:span text:style-name="Strong_20_Emphasis"><text:span text:style-name="T103">gegevens vast zoals de naam v</text:span></text:span><text:span text:style-name="Strong_20_Emphasis"><text:span text:style-name="T104">a</text:span></text:span><text:span text:style-name="Strong_20_Emphasis"><text:span text:style-name="T103">n het netwerk (SSID) en wachtwoord</text:span></text:span><text:span text:style-name="Strong_20_Emphasis"><text:span text:style-name="T101"><text:note text:id="ftn2" text:note-class="footnote"><text:note-citation>2</text:note-citation><text:note-body><text:p text:style-name="P91"><text:span text:style-name="User_20_Entry"><text:span text:style-name="T263">Bijvoorbeeld v</text:span></text:span><text:span text:style-name="User_20_Entry"><text:span text:style-name="T262">ia Terminalvenster: </text:span></text:span><text:span text:style-name="User_20_Entry"><text:span text:style-name="T279">sudo </text:span></text:span><text:span text:style-name="User_20_Entry"><text:span text:style-name="T281">more</text:span></text:span><text:span text:style-name="User_20_Entry"><text:span text:style-name="T279"> </text:span></text:span><text:span text:style-name="User_20_Entry"><text:span text:style-name="T280">/etc/NetworkManager/system-connections/</text:span></text:span><text:span text:style-name="User_20_Entry"><text:span text:style-name="T279">*</text:span></text:span></text:p></text:note-body></text:note></text:span></text:span><text:span text:style-name="Strong_20_Emphasis"><text:span text:style-name="T101">.</text:span></text:span></text:p>
          </table:table-cell>
        </table:table-row>
        <table:table-row table:style-name="TableLine94462890244464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4"/>
          </table:table-cell>
        </table:table-row>
        <table:table-row table:style-name="TableLine94462890255536">
          <table:table-cell table:style-name="_31_._5f_Installatie_5f_voorbereiden.A1" office:value-type="string">
            <text:p text:style-name="P63"><text:span text:style-name="Strong_20_Emphasis"><text:span text:style-name="T100"><text:s/></text:span></text:span><text:span text:style-name="Strong_20_Emphasis"><text:span text:style-name="T164"><draw:control text:anchor-type="as-char" draw:z-index="20" draw:name="Vorm3_0" draw:style-name="gr1" draw:text-style-name="P98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0">Aanmelden als </text:span></text:span><text:span text:style-name="Definition"><text:span text:style-name="T421">gebruike</text:span></text:span><text:span text:style-name="Definition"><text:span text:style-name="T422">r</text:span></text:span><text:span text:style-name="Strong_20_Emphasis"><text:span text:style-name="T101"><text:note text:id="ftn3" text:note-class="footnote"><text:note-citation>3</text:note-citation><text:note-body><text:p text:style-name="P82"><text:span text:style-name="User_20_Entry"><text:span text:style-name="T261">E</text:span></text:span><text:span text:style-name="User_20_Entry"><text:span text:style-name="T264">v</text:span></text:span><text:span text:style-name="User_20_Entry"><text:span text:style-name="T265">en</text:span></text:span><text:span text:style-name="User_20_Entry"><text:span text:style-name="T267">t</text:span></text:span><text:span text:style-name="User_20_Entry"><text:span text:style-name="T268">uele </text:span></text:span><text:span text:style-name="User_20_Entry"><text:span text:style-name="T269">extra </text:span></text:span><text:span text:style-name="User_20_Entry"><text:span text:style-name="T271">gebruiker</text:span></text:span><text:span text:style-name="User_20_Entry"><text:span text:style-name="T269">s aanmelden </text:span></text:span><text:span text:style-name="User_20_Entry"><text:span text:style-name="T270">en dezelfde stappen uitvoeren</text:span></text:span><text:span text:style-name="User_20_Entry"><text:span text:style-name="T266">.</text:span></text:span></text:p></text:note-body></text:note></text:span></text:span><text:span text:style-name="Strong_20_Emphasis"><text:span text:style-name="T101">.</text:span></text:span></text:p>
          </table:table-cell>
        </table:table-row>
        <table:table-row table:style-name="TableLine94462890323472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462890324144">
          <table:table-cell table:style-name="_31_._5f_Installatie_5f_voorbereiden.A1" office:value-type="string">
            <text:p text:style-name="P57"><text:span text:style-name="Strong_20_Emphasis"><text:span text:style-name="T117"><text:s/></text:span></text:span><text:span text:style-name="Strong_20_Emphasis"><text:span text:style-name="T166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17">Installeer </text:span></text:span><text:span text:style-name="Strong_20_Emphasis"><text:span text:style-name="T118">pakket kz</text:span></text:span><text:span text:style-name="Strong_20_Emphasis"><text:span text:style-name="T117"> </text:span></text:span><text:span text:style-name="Strong_20_Emphasis"><text:span text:style-name="T119">via </text:span></text:span><text:span text:style-name="Strong_20_Emphasis"><text:span text:style-name="T121">het </text:span></text:span><text:span text:style-name="Strong_20_Emphasis"><text:span text:style-name="T122">s</text:span></text:span><text:span text:style-name="Strong_20_Emphasis"><text:span text:style-name="T119">tart</text:span></text:span><text:span text:style-name="Strong_20_Emphasis"><text:span text:style-name="T121">en van</text:span></text:span><text:span text:style-name="Strong_20_Emphasis"><text:span text:style-name="T123"> </text:span></text:span><text:span text:style-name="Strong_20_Emphasis"><text:span text:style-name="T207">Terminalvenster</text:span></text:span><text:span text:style-name="Strong_20_Emphasis"><text:span text:style-name="T119"> met toetscombinatie <text:line-break/></text:span></text:span><text:span text:style-name="Strong_20_Emphasis"><text:span text:style-name="T120">Ctrl</text:span></text:span><text:span text:style-name="Strong_20_Emphasis"><text:span text:style-name="T119"> </text:span></text:span><text:span text:style-name="Strong_20_Emphasis"><text:span text:style-name="T120">Alt</text:span></text:span><text:span text:style-name="Strong_20_Emphasis"><text:span text:style-name="T119"> </text:span></text:span><text:span text:style-name="Strong_20_Emphasis"><text:span text:style-name="T120">T</text:span></text:span><text:span text:style-name="Strong_20_Emphasis"><text:span text:style-name="T121">.</text:span></text:span></text:p>
          </table:table-cell>
        </table:table-row>
        <table:table-row table:style-name="TableLine94462890324768">
          <table:table-cell table:style-name="_31_._5f_Installatie_5f_voorbereiden.A1" office:value-type="string">
            <text:p text:style-name="P71"><text:span text:style-name="Strong_20_Emphasis"><text:span text:style-name="T117"/></text:span></text:p>
          </table:table-cell>
          <table:table-cell table:style-name="_31_._5f_Installatie_5f_voorbereiden.A1" office:value-type="string">
            <text:p text:style-name="P62"><text:span text:style-name="T426">Typ</text:span><text:span text:style-name="Strong_20_Emphasis"><text:span text:style-name="T124">, of </text:span></text:span><text:span text:style-name="Strong_20_Emphasis"><text:span text:style-name="T121">kopieer en plak, de</text:span></text:span><text:span text:style-name="Strong_20_Emphasis"><text:span text:style-name="T125">z</text:span></text:span><text:span text:style-name="Strong_20_Emphasis"><text:span text:style-name="T121">e </text:span></text:span><text:span text:style-name="Strong_20_Emphasis"><text:span text:style-name="T126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274">wget karelzimmer.nl/</text:span></text:span><text:span text:style-name="User_20_Entry"><text:span text:style-name="T275">kz</text:span></text:span><text:span text:style-name="User_20_Entry"><text:span text:style-name="T257"><text:line-break/></text:span></text:span><text:span text:style-name="User_20_Entry"><text:span text:style-name="T274">bash </text:span></text:span><text:span text:style-name="User_20_Entry"><text:span text:style-name="T275">kz</text:span></text:span></text:p>
          </table:table-cell>
        </table:table-row>
        <table:table-row table:style-name="TableLine94462890325392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6"><text:span text:style-name="T426">V</text:span><text:span text:style-name="Strong_20_Emphasis"><text:span text:style-name="T127">olg </text:span></text:span><text:span text:style-name="Strong_20_Emphasis"><text:span text:style-name="T128">de aanwijzingen op het scherm.</text:span></text:span></text:p>
          </table:table-cell>
        </table:table-row>
        <table:table-row table:style-name="TableLine94462890326016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462890326640">
          <table:table-cell table:style-name="_31_._5f_Installatie_5f_voorbereiden.A1" office:value-type="string">
            <text:p text:style-name="P57"><text:span text:style-name="Strong_20_Emphasis"><text:span text:style-name="T117"><text:s/></text:span></text:span><text:span text:style-name="Strong_20_Emphasis"><text:span text:style-name="Strong_20_Emphasis"><text:span text:style-name="T166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129">Bereid de installatie voor </text:span></text:span><text:span text:style-name="Strong_20_Emphasis"><text:span text:style-name="T119">via </text:span></text:span><text:span text:style-name="Strong_20_Emphasis"><text:span text:style-name="T129">een </text:span></text:span><text:span text:style-name="Strong_20_Emphasis"><text:span text:style-name="T130">druk </text:span></text:span><text:span text:style-name="Strong_20_Emphasis"><text:span text:style-name="T131">op de </text:span></text:span><text:span text:style-name="Strong_20_Emphasis"><text:span text:style-name="T132">Super</text:span></text:span><text:span text:style-name="Strong_20_Emphasis"><text:span text:style-name="T131">-toets</text:span></text:span><text:span text:style-name="Strong_20_Emphasis"><text:span text:style-name="T50"><text:note text:id="ftn4" text:note-class="footnote"><text:note-citation>4</text:note-citation><text:note-body><text:p text:style-name="P80"><text:span text:style-name="T282">D</text:span>e <text:span text:style-name="T403">Super</text:span>-toets <text:span text:style-name="T282">is </text:span>de Windows<text:span text:style-name="T407">-</text:span><text:span text:style-name="T402">toets</text:span>, <text:span text:style-name="T407">C</text:span>ommand-<text:span text:style-name="T402">toets</text:span>, of <text:span text:style-name="T407">V</text:span>ergrootglas-toets.</text:p></text:note-body></text:note></text:span></text:span><text:span text:style-name="Strong_20_Emphasis"><text:span text:style-name="T129">, </text:span></text:span><text:span text:style-name="Strong_20_Emphasis"><text:span text:style-name="T133">t</text:span></text:span><text:span text:style-name="Strong_20_Emphasis"><text:span text:style-name="T134">yp </text:span></text:span><text:span text:style-name="Strong_20_Emphasis"><text:span text:style-name="T208">men</text:span></text:span><text:span text:style-name="Strong_20_Emphasis"><text:span text:style-name="T209">u</text:span></text:span><text:span text:style-name="Strong_20_Emphasis"><text:span text:style-name="T135"> </text:span></text:span><text:span text:style-name="Strong_20_Emphasis"><text:span text:style-name="T136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</text:span></text:span><text:span text:style-name="Strong_20_Emphasis"><text:span text:style-name="T167"> </text:span></text:span><text:span text:style-name="Strong_20_Emphasis"><text:span text:style-name="T245">Installatiem</text:span></text:span><text:span text:style-name="Strong_20_Emphasis"><text:span text:style-name="T246">enu</text:span></text:span><text:span text:style-name="Strong_20_Emphasis"><text:span text:style-name="T131">.</text:span></text:span></text:p>
          </table:table-cell>
        </table:table-row>
        <table:table-row table:style-name="TableLine94462890327264">
          <table:table-cell table:style-name="_31_._5f_Installatie_5f_voorbereiden.A1" office:value-type="string">
            <text:p text:style-name="P72"><text:span text:style-name="Strong_20_Emphasis"><text:span text:style-name="T117"/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38">K</text:span></text:span><text:span text:style-name="Strong_20_Emphasis"><text:span text:style-name="T139">ie</text:span></text:span><text:span text:style-name="Strong_20_Emphasis"><text:span text:style-name="T140">s</text:span></text:span><text:span text:style-name="Strong_20_Emphasis"><text:span text:style-name="T128"> </text:span></text:span><text:span text:style-name="Strong_20_Emphasis"><text:span text:style-name="T247">1</text:span></text:span><text:span text:style-name="Strong_20_Emphasis"><text:span text:style-name="T248"> </text:span></text:span><text:span text:style-name="Strong_20_Emphasis"><text:span text:style-name="T249">In</text:span></text:span><text:span text:style-name="Strong_20_Emphasis"><text:span text:style-name="T223">stallatie voorbereiden</text:span></text:span><text:span text:style-name="Strong_20_Emphasis"><text:span text:style-name="T141"> </text:span></text:span><text:span text:style-name="Strong_20_Emphasis"><text:span text:style-name="T127">en volg </text:span></text:span><text:span text:style-name="Strong_20_Emphasis"><text:span text:style-name="T128">de aanwijzingen op het scherm.</text:span></text:span></text:p>
          </table:table-cell>
        </table:table-row>
      </table:table>
      <text:p text:style-name="P15"/>
      <text:list xml:id="list80824613285283" text:continue-numbering="true" text:style-name="L1">
        <text:list-item>
          <text:p text:style-name="P95"><text:bookmark-start text:name="__RefNumPara__4009_1271708128"/><text:span text:style-name="Strong_20_Emphasis"><text:span text:style-name="T415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62890285424">
          <table:table-cell table:style-name="_32_._5f_Installatie_5f_uitvoeren.A1" office:value-type="string">
            <text:p text:style-name="P57"><text:span text:style-name="Strong_20_Emphasis"><text:span text:style-name="T117"><text:s/></text:span></text:span><text:span text:style-name="Strong_20_Emphasis"><text:span text:style-name="T166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8">Start de computer op vanaf </text:span><text:span text:style-name="T337">een </text:span><text:span text:style-name="T337"><text:reference-ref text:reference-format="text" text:ref-name="Distributie">Ubuntu</text:reference-ref></text:span><text:span text:style-name="T337"><text:s/></text:span><text:span text:style-name="T8"><text:reference-ref text:reference-format="text" text:ref-name="Versie">22.04</text:reference-ref></text:span><text:span text:style-name="T272"><text:s/></text:span><text:span text:style-name="T272"><text:reference-ref text:reference-format="text" text:ref-name="Editie">desktop</text:reference-ref></text:span><text:span text:style-name="T272"><text:s/>Live</text:span><text:span text:style-name="T272"><text:note text:id="ftn5" text:note-class="footnote"><text:note-citation>1</text:note-citation><text:note-body><text:p text:style-name="P79"><text:span text:style-name="T397">Vanaf ee</text:span>n Live <text:span text:style-name="T401">USB-stick of </text:span><text:span text:style-name="T283">C</text:span><text:span text:style-name="T401">D</text:span><text:span text:style-name="T3"> </text:span>kunt <text:span text:style-name="T397">u opstarten en</text:span> met <text:reference-ref text:reference-format="text" text:ref-name="Distributie">Ubuntu</text:reference-ref><text:s/>werken zonder deze te installeren.</text:p></text:note-body></text:note></text:span><text:span text:style-name="T272"> </text:span><text:span text:style-name="T273">USB-stick</text:span><text:span text:style-name="T273"><text:note text:id="ftn6" text:note-class="footnote"><text:note-citation>2</text:note-citation><text:note-body><text:p text:style-name="P81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399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398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3"> of </text:span><text:span text:style-name="T49">C</text:span><text:span text:style-name="T273">D</text:span><text:span text:style-name="T273"><text:note text:id="ftn7" text:note-class="footnote"><text:note-citation>3</text:note-citation><text:note-body><text:p text:style-name="Footnote"><text:span text:style-name="T440">Waar </text:span>in deze checklist “CD” <text:span text:style-name="T440">staat</text:span>, geldt dit zowel voor CD's, DVD's als BD's, omdat vanuit het oogpunt van het besturingssysteem al deze technologieën helemaal hetzelfde zijn.</text:p></text:note-body></text:note></text:span><text:span text:style-name="T272">.</text:span></text:p>
            <text:p text:style-name="P50"><text:span text:style-name="T259">Opstartmenu/</text:span><text:span text:style-name="T260">boot menu</text:span><text:span text:style-name="T259"> </text:span><text:span text:style-name="T258">via </text:span><text:span text:style-name="Definition"><text:span text:style-name="T439">opstartmenu</text:span></text:span><text:span text:style-name="T258">, </text:span><text:span text:style-name="T259">instellingen/</text:span><text:span text:style-name="T260">setup</text:span><text:span text:style-name="T258"> via </text:span><text:span text:style-name="Definition"><text:span text:style-name="T427">instellingen</text:span></text:span><text:span text:style-name="T258">.</text:span></text:p>
          </table:table-cell>
        </table:table-row>
        <table:table-row table:style-name="TableLine94462890377920">
          <table:table-cell table:style-name="_32_._5f_Installatie_5f_uitvoeren.A1" office:value-type="string">
            <text:p text:style-name="P57"><text:span text:style-name="Strong_20_Emphasis"><text:span text:style-name="T117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8">Kies</text:span></text:span><text:span text:style-name="Strong_20_Emphasis"><text:span text:style-name="T54"> </text:span></text:span><text:span text:style-name="Strong_20_Emphasis"><text:span text:style-name="T169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19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462890299120">
          <table:table-cell table:style-name="_32_._5f_Installatie_5f_uitvoeren.A1" office:value-type="string">
            <text:p text:style-name="P57"><text:span text:style-name="Strong_20_Emphasis"><text:span text:style-name="T426"/></text:span></text:p>
          </table:table-cell>
          <table:table-cell table:style-name="_32_._5f_Installatie_5f_uitvoeren.A1" office:value-type="string">
            <text:p text:style-name="P19"><text:span text:style-name="T330">Kies </text:span><text:span text:style-name="T329">Ubuntu installeren </text:span><text:span text:style-name="Strong_20_Emphasis"><text:span text:style-name="T169">en druk op </text:span></text:span><text:span text:style-name="Strong_20_Emphasis"><text:span text:style-name="T170">de </text:span></text:span><text:span text:style-name="Strong_20_Emphasis"><text:span text:style-name="T171">Enter</text:span></text:span><text:span text:style-name="Strong_20_Emphasis"><text:span text:style-name="T170">-toets</text:span></text:span><text:span text:style-name="T330">.</text:span></text:p>
          </table:table-cell>
        </table:table-row>
        <table:table-row table:style-name="TableLine9446289034340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26"><text:s/></text:span></text:span><text:span text:style-name="T117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2">Wel</text:span></text:span><text:span text:style-name="Strong_20_Emphasis"><text:span text:style-name="T222">k</text:span></text:span><text:span text:style-name="Strong_20_Emphasis"><text:span text:style-name="T233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4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5">Verder</text:span></text:span><text:span text:style-name="Strong_20_Emphasis"><text:span text:style-name="T53">.</text:span></text:span></text:p>
          </table:table-cell>
        </table:table-row>
        <table:table-row table:style-name="TableLine94462890502032">
          <table:table-cell table:style-name="_32_._5f_Installatie_5f_uitvoeren.A1" office:value-type="string">
            <text:p text:style-name="P57"><text:span text:style-name="Strong_20_Emphasis"><text:span text:style-name="T426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80">O</text:span></text:span><text:span text:style-name="Strong_20_Emphasis"><text:span text:style-name="T181">p </text:span></text:span><text:span text:style-name="Strong_20_Emphasis"><text:span text:style-name="T182">het </text:span></text:span><text:span text:style-name="Strong_20_Emphasis"><text:span text:style-name="T183">scherm </text:span></text:span><text:span text:style-name="Strong_20_Emphasis"><text:span text:style-name="T234">Toetsenbord</text:span></text:span><text:span text:style-name="Strong_20_Emphasis"><text:span text:style-name="T235">indeling</text:span></text:span><text:span text:style-name="Strong_20_Emphasis"><text:span text:style-name="T183"> </text:span></text:span><text:span text:style-name="Strong_20_Emphasis"><text:span text:style-name="T184">controleer </text:span></text:span><text:span text:style-name="Strong_20_Emphasis"><text:span text:style-name="T185">de </text:span></text:span><text:span text:style-name="Strong_20_Emphasis"><text:span text:style-name="T186">te gebruiken </text:span></text:span><text:span text:style-name="Strong_20_Emphasis"><text:span text:style-name="T184">toetsenbordindeling </text:span></text:span><text:span text:style-name="Strong_20_Emphasis"><text:span text:style-name="T187">en </text:span></text:span><text:span text:style-name="Strong_20_Emphasis"><text:span text:style-name="T180">klik </text:span></text:span><text:span text:style-name="Strong_20_Emphasis"><text:span text:style-name="T183">op </text:span></text:span><text:span text:style-name="Strong_20_Emphasis"><text:span text:style-name="T229">Verder</text:span></text:span><text:span text:style-name="Strong_20_Emphasis"><text:span text:style-name="T183">.</text:span></text:span></text:p>
          </table:table-cell>
        </table:table-row>
        <table:table-row table:style-name="TableLine94462890502544">
          <table:table-cell table:style-name="_32_._5f_Installatie_5f_uitvoeren.A1" office:value-type="string">
            <text:p text:style-name="P57"><text:span text:style-name="Strong_20_Emphasis"><text:span text:style-name="T426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6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5">Verder</text:span></text:span><text:span text:style-name="Strong_20_Emphasis"><text:span text:style-name="T53">.</text:span></text:span></text:p>
          </table:table-cell>
        </table:table-row>
        <table:table-row table:style-name="TableLine94462890355344">
          <table:table-cell table:style-name="_32_._5f_Installatie_5f_uitvoeren.A1" office:value-type="string">
            <text:p text:style-name="P57"><text:span text:style-name="Strong_20_Emphasis"><text:span text:style-name="T426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7">Bijgewerkte pakketten en andere programmatuur</text:span></text:span><text:span text:style-name="Strong_20_Emphasis"><text:span text:style-name="T238"> </text:span></text:span><text:span text:style-name="T53">klik op </text:span><text:span text:style-name="Strong_20_Emphasis"><text:span text:style-name="T224">Verder</text:span></text:span><text:span text:style-name="Strong_20_Emphasis"><text:span text:style-name="T53">.</text:span></text:span></text:p>
          </table:table-cell>
        </table:table-row>
        <table:table-row table:style-name="TableLine9446289035596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462890356592">
          <table:table-cell table:style-name="_32_._5f_Installatie_5f_uitvoeren.A1" office:value-type="string">
            <text:p text:style-name="P57"><text:span text:style-name="Strong_20_Emphasis"><text:span text:style-name="T426"><text:s/></text:span></text:span><text:span text:style-name="T117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39">Installatietype</text:span></text:span><text:span text:style-name="Strong_20_Emphasis"><text:span text:style-name="T188"> </text:span></text:span><text:span text:style-name="Strong_20_Emphasis"><text:span text:style-name="T189">selecteer</text:span></text:span><text:span text:style-name="Strong_20_Emphasis"><text:span text:style-name="T190"> </text:span></text:span><text:span text:style-name="Strong_20_Emphasis"><text:span text:style-name="T341">het gewenste </text:span></text:span><text:span text:style-name="Strong_20_Emphasis"><text:span text:style-name="T358">Installatie type</text:span></text:span><text:span text:style-name="Strong_20_Emphasis"><text:span text:style-name="T341">.</text:span></text:span></text:p>
          </table:table-cell>
        </table:table-row>
        <table:table-row table:style-name="TableLine9446289035721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5"><text:span text:style-name="Strong_20_Emphasis"><text:span text:style-name="T342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0">I</text:span></text:span><text:span text:style-name="Strong_20_Emphasis"><text:span text:style-name="T231">nstalle</text:span></text:span><text:span text:style-name="Strong_20_Emphasis"><text:span text:style-name="T230">e</text:span></text:span><text:span text:style-name="Strong_20_Emphasis"><text:span text:style-name="T231">r </text:span></text:span><text:span text:style-name="Strong_20_Emphasis"><text:span text:style-name="T230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0">Verder</text:span></text:span><text:span text:style-name="Strong_20_Emphasis"><text:span text:style-name="T95"> en </text:span></text:span><text:span text:style-name="Strong_20_Emphasis"><text:span text:style-name="T174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2">k</text:span></text:span><text:span text:style-name="Strong_20_Emphasis"><text:span text:style-name="T203">lik op </text:span></text:span><text:span text:style-name="Strong_20_Emphasis"><text:span text:style-name="T230">I</text:span></text:span><text:span text:style-name="Strong_20_Emphasis"><text:span text:style-name="T231">nstalle</text:span></text:span><text:span text:style-name="Strong_20_Emphasis"><text:span text:style-name="T230">e</text:span></text:span><text:span text:style-name="Strong_20_Emphasis"><text:span text:style-name="T231">r </text:span></text:span><text:span text:style-name="Strong_20_Emphasis"><text:span text:style-name="T230">nu</text:span></text:span><text:span text:style-name="Strong_20_Emphasis"><text:span text:style-name="T203">.</text:span></text:span></text:p>
          </table:table-cell>
        </table:table-row>
        <table:table-row table:style-name="TableLine94462890542272">
          <table:table-cell table:style-name="_32_._5f_Installatie_5f_uitvoeren.A1" office:value-type="string">
            <text:p text:style-name="P74"><text:span text:style-name="Strong_20_Emphasis"><text:span text:style-name="T426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39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6">Verder</text:span></text:span><text:span text:style-name="Strong_20_Emphasis"><text:span text:style-name="T75">.</text:span></text:span></text:p>
          </table:table-cell>
        </table:table-row>
        <table:table-row table:style-name="TableLine9446289054289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462890543520">
          <table:table-cell table:style-name="_32_._5f_Installatie_5f_uitvoeren.A1" office:value-type="string">
            <text:p text:style-name="P57"><text:span text:style-name="Strong_20_Emphasis"><text:span text:style-name="T426"><text:s/></text:span></text:span><text:span text:style-name="T117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3">O</text:span></text:span><text:span text:style-name="Strong_20_Emphasis"><text:span text:style-name="T344">p </text:span></text:span><text:span text:style-name="Strong_20_Emphasis"><text:span text:style-name="T345">het </text:span></text:span><text:span text:style-name="Strong_20_Emphasis"><text:span text:style-name="T346">scherm </text:span></text:span><text:span text:style-name="Strong_20_Emphasis"><text:span text:style-name="T359">Waar bevindt u zich?</text:span></text:span><text:span text:style-name="Strong_20_Emphasis"><text:span text:style-name="T346"> </text:span></text:span><text:span text:style-name="Strong_20_Emphasis"><text:span text:style-name="T347">controleer </text:span></text:span><text:span text:style-name="Strong_20_Emphasis"><text:span text:style-name="T348">de </text:span></text:span><text:span text:style-name="Strong_20_Emphasis"><text:span text:style-name="T347">locatie en </text:span></text:span><text:span text:style-name="Strong_20_Emphasis"><text:span text:style-name="T343">klik </text:span></text:span><text:span text:style-name="Strong_20_Emphasis"><text:span text:style-name="T346">op </text:span></text:span><text:span text:style-name="Strong_20_Emphasis"><text:span text:style-name="T359">Verder</text:span></text:span><text:span text:style-name="Strong_20_Emphasis"><text:span text:style-name="T346">.</text:span></text:span></text:p>
          </table:table-cell>
        </table:table-row>
        <table:table-row table:style-name="TableLine94462890544144">
          <table:table-cell table:style-name="_32_._5f_Installatie_5f_uitvoeren.A1" office:value-type="string">
            <text:p text:style-name="P57"><text:span text:style-name="Strong_20_Emphasis"><text:span text:style-name="T426"/></text:span></text:p>
          </table:table-cell>
          <table:table-cell table:style-name="_32_._5f_Installatie_5f_uitvoeren.A1" office:value-type="string">
            <text:p text:style-name="P7"><text:span text:style-name="T360">Op </text:span><text:span text:style-name="T361">het </text:span><text:span text:style-name="T359">scherm </text:span><text:span text:style-name="Strong_20_Emphasis"><text:span text:style-name="T359">Wie bent u?</text:span></text:span><text:span text:style-name="T359"> </text:span><text:span text:style-name="T360">vul </text:span><text:span text:style-name="T362">in </text:span><text:span text:style-name="Strong_20_Emphasis"><text:span text:style-name="T363">Uw n</text:span></text:span><text:span text:style-name="Strong_20_Emphasis"><text:span text:style-name="T364">aam</text:span></text:span><text:span text:style-name="Strong_20_Emphasis"><text:span text:style-name="T349"> </text:span></text:span><text:span text:style-name="Definition"><text:span text:style-name="T428">gebruiker</text:span></text:span><text:span text:style-name="Strong_20_Emphasis"><text:span text:style-name="T350">, <text:line-break/></text:span></text:span><text:span text:style-name="Strong_20_Emphasis"><text:span text:style-name="T364">Naam </text:span></text:span><text:span text:style-name="Strong_20_Emphasis"><text:span text:style-name="T363">van uw </text:span></text:span><text:span text:style-name="Strong_20_Emphasis"><text:span text:style-name="T365">computer</text:span></text:span><text:span text:style-name="Definition"><text:span text:style-name="T424"> </text:span></text:span><text:span text:style-name="Definition"><text:span text:style-name="T428">computernaam</text:span></text:span><text:span text:style-name="Strong_20_Emphasis"><text:span text:style-name="T349">,<text:line-break/></text:span></text:span><text:span text:style-name="Strong_20_Emphasis"><text:span text:style-name="T363">Kies een g</text:span></text:span><text:span text:style-name="Strong_20_Emphasis"><text:span text:style-name="T365">ebruikersnaam</text:span></text:span><text:span text:style-name="Strong_20_Emphasis"><text:span text:style-name="T349"> </text:span></text:span><text:span text:style-name="Definition"><text:span text:style-name="T428">gebruikersnaam</text:span></text:span><text:span text:style-name="Strong_20_Emphasis"><text:span text:style-name="T349">,<text:line-break/></text:span></text:span><text:span text:style-name="Strong_20_Emphasis"><text:span text:style-name="T351">g</text:span></text:span><text:span text:style-name="Strong_20_Emphasis"><text:span text:style-name="T340">eef tweemaal een </text:span></text:span><text:span text:style-name="Strong_20_Emphasis"><text:span text:style-name="T357">wachtwoord</text:span></text:span><text:span text:style-name="Strong_20_Emphasis"><text:span text:style-name="T340">,</text:span></text:span><text:span text:style-name="Strong_20_Emphasis"><text:span text:style-name="T354"> </text:span></text:span><text:span text:style-name="Strong_20_Emphasis"><text:span text:style-name="T355">en</text:span></text:span><text:span text:style-name="Strong_20_Emphasis"><text:span text:style-name="T354"> </text:span></text:span><text:span text:style-name="Strong_20_Emphasis"><text:span text:style-name="T356">k</text:span></text:span><text:span text:style-name="Strong_20_Emphasis"><text:span text:style-name="T340">lik op </text:span></text:span><text:span text:style-name="Strong_20_Emphasis"><text:span text:style-name="T357">Verder</text:span></text:span><text:span text:style-name="Strong_20_Emphasis"><text:span text:style-name="T340">.</text:span></text:span></text:p>
          </table:table-cell>
        </table:table-row>
        <table:table-row table:style-name="TableLine9446289054476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462890545392">
          <table:table-cell table:style-name="_32_._5f_Installatie_5f_uitvoeren.A1" office:value-type="string">
            <text:p text:style-name="P57"><text:span text:style-name="Strong_20_Emphasis"><text:span text:style-name="T426"><text:s/></text:span></text:span><text:span text:style-name="T117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52">O</text:span></text:span><text:span text:style-name="Strong_20_Emphasis"><text:span text:style-name="T353">p het scherm </text:span></text:span><text:span text:style-name="Strong_20_Emphasis"><text:span text:style-name="T366">Installatie voltooid</text:span></text:span><text:span text:style-name="Strong_20_Emphasis"><text:span text:style-name="T353"> </text:span></text:span><text:span text:style-name="Strong_20_Emphasis"><text:span text:style-name="T352">klik </text:span></text:span><text:span text:style-name="Strong_20_Emphasis"><text:span text:style-name="T340">op </text:span></text:span><text:span text:style-name="Strong_20_Emphasis"><text:span text:style-name="T357">Nu herstarten</text:span></text:span><text:span text:style-name="Strong_20_Emphasis"><text:span text:style-name="T340">.</text:span></text:span></text:p>
          </table:table-cell>
        </table:table-row>
        <table:table-row table:style-name="TableLine9446289054601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462890546640">
          <table:table-cell table:style-name="_32_._5f_Installatie_5f_uitvoeren.A1" office:value-type="string">
            <text:p text:style-name="P57"><text:span text:style-name="Strong_20_Emphasis"><text:span text:style-name="T117"><text:s/></text:span></text:span><text:span text:style-name="Strong_20_Emphasis"><text:span text:style-name="T166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1">Verwijder </text:span></text:span><text:span text:style-name="Strong_20_Emphasis"><text:span text:style-name="T192">het </text:span></text:span><text:span text:style-name="Strong_20_Emphasis"><text:span text:style-name="T191">installatiemedium (</text:span></text:span><text:span text:style-name="Strong_20_Emphasis"><text:span text:style-name="T193">USB-stick of </text:span></text:span><text:span text:style-name="Strong_20_Emphasis"><text:span text:style-name="T172">C</text:span></text:span><text:span text:style-name="Strong_20_Emphasis"><text:span text:style-name="T193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1">) </text:span></text:span><text:span text:style-name="Strong_20_Emphasis"><text:span text:style-name="T194">en</text:span></text:span><text:span text:style-name="Strong_20_Emphasis"><text:span text:style-name="T191"> </text:span></text:span><text:span text:style-name="Strong_20_Emphasis"><text:span text:style-name="T195">druk </text:span></text:span><text:span text:style-name="Strong_20_Emphasis"><text:span text:style-name="T196">op</text:span></text:span><text:span text:style-name="Strong_20_Emphasis"><text:span text:style-name="T195"> </text:span></text:span><text:span text:style-name="Strong_20_Emphasis"><text:span text:style-name="T170">de </text:span></text:span><text:span text:style-name="Strong_20_Emphasis"><text:span text:style-name="T171">Enter</text:span></text:span><text:span text:style-name="Strong_20_Emphasis"><text:span text:style-name="T170">-toets</text:span></text:span><text:span text:style-name="Strong_20_Emphasis"><text:span text:style-name="T197">.</text:span></text:span></text:p>
          </table:table-cell>
        </table:table-row>
      </table:table>
      <text:p text:style-name="P49"><text:span text:style-name="Strong_20_Emphasis"><text:span text:style-name="T195"/></text:span></text:p>
      <text:list xml:id="list80825674278226" text:continue-numbering="true" text:style-name="L1">
        <text:list-item>
          <text:p text:style-name="P93"><text:span text:style-name="Strong_20_Emphasis"><text:span text:style-name="T240">Installatie </text:span></text:span><text:span text:style-name="Strong_20_Emphasis"><text:span text:style-name="T241">afronden</text:span></text:span></text:p>
        </text:list-item>
      </text:list>
      <text:p text:style-name="P53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62890383648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5">Aanmelden als </text:span></text:span><text:span text:style-name="Definition"><text:span text:style-name="T420">gebruiker</text:span></text:span><text:span text:style-name="Strong_20_Emphasis"><text:span text:style-name="T85">.</text:span></text:span></text:p>
          </table:table-cell>
        </table:table-row>
        <table:table-row table:style-name="TableLine9446289064611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98"/></text:span></text:p>
          </table:table-cell>
        </table:table-row>
        <table:table-row table:style-name="TableLine94462890666656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1">Overslaan</text:span></text:span><text:span text:style-name="Strong_20_Emphasis"><text:span text:style-name="T98"> en </text:span></text:span><text:span text:style-name="Strong_20_Emphasis"><text:span text:style-name="T242">Volgende</text:span></text:span><text:span text:style-name="Strong_20_Emphasis"><text:span text:style-name="T198">.</text:span></text:span></text:p>
          </table:table-cell>
        </table:table-row>
        <table:table-row table:style-name="TableLine94462890624416">
          <table:table-cell table:style-name="_33_._5f_Installatie_5f_afronden.A1" office:value-type="string">
            <text:p text:style-name="P58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3">Klaar om te beginnen </text:span></text:span><text:span text:style-name="Strong_20_Emphasis"><text:span text:style-name="T198">klik op </text:span></text:span><text:span text:style-name="Strong_20_Emphasis"><text:span text:style-name="T242">Vol</text:span></text:span><text:span text:style-name="Strong_20_Emphasis"><text:span text:style-name="T244">tooid</text:span></text:span><text:span text:style-name="Strong_20_Emphasis"><text:span text:style-name="T198">.</text:span></text:span></text:p>
          </table:table-cell>
        </table:table-row>
        <table:table-row table:style-name="TableLine9446289075801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462890752144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Definition"><text:span text:style-name="T5">gebruiker</text:span></text:span><text:span text:style-name="Strong_20_Emphasis"><text:span text:style-name="T199">s</text:span></text:span><text:span text:style-name="Strong_20_Emphasis"><text:span text:style-name="T201"> </text:span></text:span><text:span text:style-name="Strong_20_Emphasis"><text:span text:style-name="T200">toe </text:span></text:span><text:span text:style-name="Strong_20_Emphasis"><text:span text:style-name="T119">via </text:span></text:span><text:span text:style-name="Strong_20_Emphasis"><text:span text:style-name="T129">een </text:span></text:span><text:span text:style-name="Strong_20_Emphasis"><text:span text:style-name="T135">druk op de </text:span></text:span><text:span text:style-name="Strong_20_Emphasis"><text:span text:style-name="T132">Super</text:span></text:span><text:span text:style-name="Strong_20_Emphasis"><text:span text:style-name="T135">-toets</text:span></text:span><text:span text:style-name="Strong_20_Emphasis"><text:span text:style-name="T135"><text:note text:id="ftn8" text:note-class="footnote"><text:note-citation>1</text:note-citation><text:note-body><text:p text:style-name="P47"><text:span text:style-name="T297">De </text:span><text:span text:style-name="T298">Super</text:span><text:span text:style-name="T297">-toets is de Windows</text:span><text:span text:style-name="T299">-</text:span><text:span text:style-name="T300">toets</text:span><text:span text:style-name="T297">, </text:span><text:span text:style-name="T299">C</text:span><text:span text:style-name="T297">ommand-</text:span><text:span text:style-name="T300">toets</text:span><text:span text:style-name="T297">, of </text:span><text:span text:style-name="T299">V</text:span><text:span text:style-name="T297">ergrootglas-toets.</text:span></text:p></text:note-body></text:note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0">geb</text:span></text:span><text:span text:style-name="Strong_20_Emphasis"><text:span text:style-name="T211">r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</text:span></text:span><text:span text:style-name="Strong_20_Emphasis"><text:span text:style-name="T144">bij </text:span></text:span><text:span text:style-name="Strong_20_Emphasis"><text:span text:style-name="T227">Instellingen </text:span></text:span><text:span text:style-name="Strong_20_Emphasis"><text:span text:style-name="T145">rechts o</text:span></text:span><text:span text:style-name="Strong_20_Emphasis"><text:span text:style-name="T119">p </text:span></text:span><text:span text:style-name="Strong_20_Emphasis"><text:span text:style-name="T228">Gebruikers</text:span></text:span><text:span text:style-name="Strong_20_Emphasis"><text:span text:style-name="T146">.</text:span></text:span></text:p>
          </table:table-cell>
        </table:table-row>
        <table:table-row table:style-name="TableLine944628904983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3"><text:span text:style-name="Strong_20_Emphasis"><text:span text:style-name="T173">Klik links</text:span></text:span><text:span text:style-name="Strong_20_Emphasis"><text:span text:style-name="T204"> </text:span></text:span><text:span text:style-name="Strong_20_Emphasis"><text:span text:style-name="T147">op </text:span></text:span><text:span text:style-name="Strong_20_Emphasis"><text:span text:style-name="T212">Ontgrendelen</text:span></text:span><text:span text:style-name="Strong_20_Emphasis"><text:span text:style-name="T147"> </text:span></text:span><text:span text:style-name="Strong_20_Emphasis"><text:span text:style-name="T148">en daarna op </text:span></text:span><text:span text:style-name="Strong_20_Emphasis"><text:span text:style-name="T250">Gebruik</text:span></text:span><text:span text:style-name="Strong_20_Emphasis"><text:span text:style-name="T251">er</text:span></text:span><text:span text:style-name="Strong_20_Emphasis"><text:span text:style-name="T250"> toevoegen</text:span></text:span><text:span text:style-name="Strong_20_Emphasis"><text:span text:style-name="T148">.</text:span></text:span></text:p>
          </table:table-cell>
        </table:table-row>
        <table:table-row table:style-name="TableLine9446289071107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3"><text:span text:style-name="Strong_20_Emphasis"><text:span text:style-name="T204">Sluit </text:span></text:span><text:span text:style-name="Strong_20_Emphasis"><text:span text:style-name="T250">Gebruiker toevoegen</text:span></text:span><text:span text:style-name="Strong_20_Emphasis"><text:span text:style-name="T148">.</text:span></text:span></text:p>
          </table:table-cell>
        </table:table-row>
        <table:table-row table:style-name="TableLine9446289076248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462890733984">
          <table:table-cell table:style-name="_33_._5f_Installatie_5f_afronden.A1" office:value-type="string">
            <text:p text:style-name="P43"><text:span text:style-name="Strong_20_Emphasis"><text:span text:style-name="T105"><text:s/></text:span></text:span><text:span text:style-name="Strong_20_Emphasis"><text:span text:style-name="T165"><draw:control text:anchor-type="as-char" draw:z-index="24" draw:name="Vorm 2" draw:style-name="gr1" draw:text-style-name="P9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6">Controleer </text:span></text:span><text:span text:style-name="Strong_20_Emphasis"><text:span text:style-name="T177">of er </text:span></text:span><text:span text:style-name="Strong_20_Emphasis"><text:span text:style-name="T178">extra stuurprogramma's zijn</text:span></text:span><text:span text:style-name="Strong_20_Emphasis"><text:span text:style-name="T177"> </text:span></text:span><text:span text:style-name="Strong_20_Emphasis"><text:span text:style-name="T179">via </text:span></text:span><text:span text:style-name="Strong_20_Emphasis"><text:span text:style-name="T106">een </text:span></text:span><text:span text:style-name="Strong_20_Emphasis"><text:span text:style-name="T107">druk</text:span></text:span><text:span text:style-name="Strong_20_Emphasis"><text:span text:style-name="T106"> op</text:span></text:span><text:span text:style-name="Strong_20_Emphasis"><text:span text:style-name="T108"> de </text:span></text:span><text:span text:style-name="Strong_20_Emphasis"><text:span text:style-name="T109">Super</text:span></text:span><text:span text:style-name="Strong_20_Emphasis"><text:span text:style-name="T108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111">yp </text:span></text:span><text:span text:style-name="Strong_20_Emphasis"><text:span text:style-name="T216">stuu</text:span></text:span><text:span text:style-name="Strong_20_Emphasis"><text:span text:style-name="T112"> </text:span></text:span><text:span text:style-name="Strong_20_Emphasis"><text:span text:style-name="T113">e</text:span></text:span><text:span text:style-name="Strong_20_Emphasis"><text:span text:style-name="T114">n </text:span></text:span><text:span text:style-name="Strong_20_Emphasis"><text:span text:style-name="T115">k</text:span></text:span><text:span text:style-name="Strong_20_Emphasis"><text:span text:style-name="T114">lik op het pictogram van</text:span></text:span><text:span text:style-name="Strong_20_Emphasis"><text:span text:style-name="T116"> </text:span></text:span><text:span text:style-name="Strong_20_Emphasis"><text:span text:style-name="T217">Ex</text:span></text:span><text:span text:style-name="Strong_20_Emphasis"><text:span text:style-name="T218">tra stuurprogramma's</text:span></text:span><text:span text:style-name="Strong_20_Emphasis"><text:span text:style-name="T106">.</text:span></text:span></text:p>
          </table:table-cell>
        </table:table-row>
        <table:table-row table:style-name="TableLine9446289059400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46289069075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462890606432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29">een </text:span></text:span><text:span text:style-name="Strong_20_Emphasis"><text:span text:style-name="T149">druk</text:span></text:span><text:span text:style-name="Strong_20_Emphasis"><text:span text:style-name="T129"> op</text:span></text:span><text:span text:style-name="Strong_20_Emphasis"><text:span text:style-name="T150"> de </text:span></text:span><text:span text:style-name="Strong_20_Emphasis"><text:span text:style-name="T132">Super</text:span></text:span><text:span text:style-name="Strong_20_Emphasis"><text:span text:style-name="T150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3">upd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52">Updatebeheer</text:span></text:span><text:span text:style-name="Strong_20_Emphasis"><text:span text:style-name="T150">.</text:span></text:span></text:p>
          </table:table-cell>
        </table:table-row>
        <table:table-row table:style-name="TableLine94462890582496">
          <table:table-cell table:style-name="_33_._5f_Installatie_5f_afronden.A1" office:value-type="string">
            <text:p text:style-name="P58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56"><text:span text:style-name="T331">Als</text:span><text:span text:style-name="T332"> </text:span><text:span text:style-name="T333">er </text:span><text:span text:style-name="T332">updates beschikbaar zijn, k</text:span><text:span text:style-name="T334">lik op </text:span><text:span text:style-name="Strong_20_Emphasis"><text:span text:style-name="T334">Nu installeren</text:span></text:span><text:span text:style-name="T334">.</text:span></text:p>
          </table:table-cell>
        </table:table-row>
        <table:table-row table:style-name="TableLine94462890708048">
          <table:table-cell table:style-name="_33_._5f_Installatie_5f_afronden.A1" office:value-type="string">
            <text:p text:style-name="P58"><text:span text:style-name="Strong_20_Emphasis"><text:span text:style-name="T166"/></text:span></text:p>
          </table:table-cell>
          <table:table-cell table:style-name="_33_._5f_Installatie_5f_afronden.A1" office:value-type="string">
            <text:p text:style-name="P56"><text:span text:style-name="T335">A</text:span><text:span text:style-name="T426">ls </text:span><text:span text:style-name="Strong_20_Emphasis"><text:span text:style-name="T336">Updatebeheer </text:span></text:span><text:span text:style-name="T426">hierom vraagt, </text:span><text:span text:style-name="T429">h</text:span><text:span text:style-name="T426">erstart </text:span><text:span text:style-name="T430">de</text:span><text:span text:style-name="T426"> computer </text:span><text:span text:style-name="T431">en daarna weer aanmelden als </text:span><text:span text:style-name="Definition"><text:span text:style-name="T423">gebruiker</text:span></text:span><text:span text:style-name="T426">.</text:span></text:p>
          </table:table-cell>
        </table:table-row>
        <table:table-row table:style-name="TableLine9446289061142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462890755232">
          <table:table-cell table:style-name="_33_._5f_Installatie_5f_afronden.A1" office:value-type="string">
            <text:p text:style-name="P57"><text:span text:style-name="Strong_20_Emphasis"><text:span text:style-name="T117"><text:s/></text:span></text:span><text:span text:style-name="Strong_20_Emphasis"><text:span text:style-name="T166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17">Installeer </text:span></text:span><text:span text:style-name="Strong_20_Emphasis"><text:span text:style-name="T118">pakket kz</text:span></text:span><text:span text:style-name="Strong_20_Emphasis"><text:span text:style-name="T117"> </text:span></text:span><text:span text:style-name="Strong_20_Emphasis"><text:span text:style-name="T119">via </text:span></text:span><text:span text:style-name="Strong_20_Emphasis"><text:span text:style-name="T121">het </text:span></text:span><text:span text:style-name="Strong_20_Emphasis"><text:span text:style-name="T122">s</text:span></text:span><text:span text:style-name="Strong_20_Emphasis"><text:span text:style-name="T119">tart</text:span></text:span><text:span text:style-name="Strong_20_Emphasis"><text:span text:style-name="T121">en van</text:span></text:span><text:span text:style-name="Strong_20_Emphasis"><text:span text:style-name="T123"> </text:span></text:span><text:span text:style-name="Strong_20_Emphasis"><text:span text:style-name="T207">Terminalvenster</text:span></text:span><text:span text:style-name="Strong_20_Emphasis"><text:span text:style-name="T119"> met toetscombinatie <text:line-break/></text:span></text:span><text:span text:style-name="Strong_20_Emphasis"><text:span text:style-name="T120">Ctrl</text:span></text:span><text:span text:style-name="Strong_20_Emphasis"><text:span text:style-name="T119"> </text:span></text:span><text:span text:style-name="Strong_20_Emphasis"><text:span text:style-name="T120">Alt</text:span></text:span><text:span text:style-name="Strong_20_Emphasis"><text:span text:style-name="T119"> </text:span></text:span><text:span text:style-name="Strong_20_Emphasis"><text:span text:style-name="T120">T</text:span></text:span><text:span text:style-name="Strong_20_Emphasis"><text:span text:style-name="T121">. </text:span></text:span></text:p>
          </table:table-cell>
        </table:table-row>
        <table:table-row table:style-name="TableLine94462890758448">
          <table:table-cell table:style-name="_33_._5f_Installatie_5f_afronden.A1" office:value-type="string">
            <text:p text:style-name="P62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66"><text:span text:style-name="T432">Typ</text:span><text:span text:style-name="Strong_20_Emphasis"><text:span text:style-name="T124">, of </text:span></text:span><text:span text:style-name="Strong_20_Emphasis"><text:span text:style-name="T121">kopieer en plak, de</text:span></text:span><text:span text:style-name="Strong_20_Emphasis"><text:span text:style-name="T151">z</text:span></text:span><text:span text:style-name="Strong_20_Emphasis"><text:span text:style-name="T121">e </text:span></text:span><text:span text:style-name="Strong_20_Emphasis"><text:span text:style-name="T126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462890756272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7"><text:span text:style-name="T426">V</text:span><text:span text:style-name="Strong_20_Emphasis"><text:span text:style-name="T127">olg </text:span></text:span><text:span text:style-name="Strong_20_Emphasis"><text:span text:style-name="T128">de aanwijzingen op het scherm.</text:span></text:span></text:p>
          </table:table-cell>
        </table:table-row>
        <table:table-row table:style-name="TableLine94462890710000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462890760528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52">Rond de</text:span></text:span><text:span text:style-name="Strong_20_Emphasis"><text:span text:style-name="T153"> installatie </text:span></text:span><text:span text:style-name="Strong_20_Emphasis"><text:span text:style-name="T152">af </text:span></text:span><text:span text:style-name="Strong_20_Emphasis"><text:span text:style-name="T119">via </text:span></text:span><text:span text:style-name="Strong_20_Emphasis"><text:span text:style-name="T154">een</text:span></text:span><text:span text:style-name="Strong_20_Emphasis"><text:span text:style-name="T155"> druk</text:span></text:span><text:span text:style-name="Strong_20_Emphasis"><text:span text:style-name="T154"> op</text:span></text:span><text:span text:style-name="Strong_20_Emphasis"><text:span text:style-name="T150"> de </text:span></text:span><text:span text:style-name="Strong_20_Emphasis"><text:span text:style-name="T132">Super</text:span></text:span><text:span text:style-name="Strong_20_Emphasis"><text:span text:style-name="T150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4">men</text:span></text:span><text:span text:style-name="Strong_20_Emphasis"><text:span text:style-name="T209">u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45">Installatiem</text:span></text:span><text:span text:style-name="Strong_20_Emphasis"><text:span text:style-name="T246">enu</text:span></text:span><text:span text:style-name="Strong_20_Emphasis"><text:span text:style-name="T135">.</text:span></text:span></text:p>
          </table:table-cell>
        </table:table-row>
        <table:table-row table:style-name="TableLine94462890729136">
          <table:table-cell table:style-name="_33_._5f_Installatie_5f_afronden.A1" office:value-type="string">
            <text:p text:style-name="P58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156">K</text:span></text:span><text:span text:style-name="Strong_20_Emphasis"><text:span text:style-name="T139">ie</text:span></text:span><text:span text:style-name="Strong_20_Emphasis"><text:span text:style-name="T140">s </text:span></text:span><text:span text:style-name="Strong_20_Emphasis"><text:span text:style-name="T253">3</text:span></text:span><text:span text:style-name="Strong_20_Emphasis"><text:span text:style-name="T205"> </text:span></text:span><text:span text:style-name="Strong_20_Emphasis"><text:span text:style-name="T254">Installatie</text:span></text:span><text:span text:style-name="Strong_20_Emphasis"><text:span text:style-name="T255"> </text:span></text:span><text:span text:style-name="Strong_20_Emphasis"><text:span text:style-name="T256">afronden</text:span></text:span><text:span text:style-name="Strong_20_Emphasis"><text:span text:style-name="T156"> </text:span></text:span><text:span text:style-name="Strong_20_Emphasis"><text:span text:style-name="T141">en </text:span></text:span><text:span text:style-name="Strong_20_Emphasis"><text:span text:style-name="T157">v</text:span></text:span><text:span text:style-name="Strong_20_Emphasis"><text:span text:style-name="T128">olg de aanwijzingen op het scherm</text:span></text:span><text:span text:style-name="Strong_20_Emphasis"><text:span text:style-name="T206"><text:note text:id="ftn9" text:note-class="footnote"><text:note-citation>2</text:note-citation><text:note-body><text:p text:style-name="P84"><text:span text:style-name="T435">De installatie </text:span>kan nagelopen worden <text:span text:style-name="T411">met </text:span>bestand <text:span text:style-name="T338">A</text:span><text:span text:style-name="T436">ppli</text:span><text:span text:style-name="T437">j</text:span><text:span text:style-name="T436">st</text:span> in <text:span text:style-name="T411">map</text:span><text:span text:style-name="T409"> </text:span><text:span text:style-name="T410">kz</text:span><text:span text:style-name="T411"> </text:span><text:span text:style-name="T412">in </text:span><text:span text:style-name="T409">Documenten</text:span>.</text:p></text:note-body></text:note></text:span></text:span><text:span text:style-name="Strong_20_Emphasis"><text:span text:style-name="T128">.</text:span></text:span></text:p>
          </table:table-cell>
        </table:table-row>
        <table:table-row table:style-name="TableLine94462890751648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8"/>
          </table:table-cell>
        </table:table-row>
        <table:table-row table:style-name="TableLine94462890754320">
          <table:table-cell table:style-name="_33_._5f_Installatie_5f_afronden.A1" office:value-type="string">
            <text:p text:style-name="P87"><text:span text:style-name="Strong_20_Emphasis"><text:span text:style-name="T117"><text:s/></text:span></text:span><text:span text:style-name="Strong_20_Emphasis"><text:span text:style-name="T166"><draw:control text:anchor-type="as-char" draw:z-index="23" draw:name="Vorm 1" draw:style-name="gr1" draw:text-style-name="P9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6">Herstart de computer.</text:p>
          </table:table-cell>
        </table:table-row>
      </table:table>
      <text:p text:style-name="P53"><text:span text:style-name="Strong_20_Emphasis"><text:span text:style-name="T85"><text:tab/></text:span></text:span></text:p>
      <text:p text:style-name="P54"><text:span text:style-name="Strong_20_Emphasis"><text:span text:style-name="T141"/></text:span></text:p>
      <text:p text:style-name="P55"><text:span text:style-name="Strong_20_Emphasis"><text:span text:style-name="T128"/></text:span></text:p>
      <text:list xml:id="list80823969570597" text:continue-numbering="true" text:style-name="L1">
        <text:list-item>
          <text:p text:style-name="P96"><text:span text:style-name="Strong_20_Emphasis"><text:span text:style-name="T415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462890707408">
          <table:table-cell table:style-name="Tabel2.A1" office:value-type="string">
            <text:p text:style-name="P67"><text:span text:style-name="Strong_20_Emphasis"><text:span text:style-name="T117"><text:s/></text:span></text:span><text:span text:style-name="Strong_20_Emphasis"><text:span text:style-name="T166"><draw:control text:anchor-type="as-char" draw:z-index="19" draw:name="Vorm40_0" draw:style-name="gr1" draw:text-style-name="P98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20">gebruiker</text:span></text:span><text:span text:style-name="Strong_20_Emphasis"><text:span text:style-name="T158"><text:note text:id="ftn10" text:note-class="footnote"><text:note-citation>1</text:note-citation><text:note-body><text:p text:style-name="P83"><text:span text:style-name="User_20_Entry"><text:span text:style-name="T276">E</text:span></text:span><text:span text:style-name="User_20_Entry"><text:span text:style-name="T277">ventuele extra </text:span></text:span><text:span text:style-name="User_20_Entry"><text:span text:style-name="T278">gebruiker</text:span></text:span><text:span text:style-name="User_20_Entry"><text:span text:style-name="T277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462890745856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462891647840">
          <table:table-cell table:style-name="Tabel2.A1" office:value-type="string">
            <text:p text:style-name="P75"><text:span text:style-name="Strong_20_Emphasis"><text:span text:style-name="T117"><text:s/></text:span></text:span><text:span text:style-name="Strong_20_Emphasis"><text:span text:style-name="T166"><draw:control text:anchor-type="as-char" draw:z-index="21" draw:name="Vorm40_2" draw:style-name="gr1" draw:text-style-name="P98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59">R</text:span></text:span><text:span text:style-name="Strong_20_Emphasis"><text:span text:style-name="T160">icht </text:span></text:span><text:span text:style-name="Strong_20_Emphasis"><text:span text:style-name="T161">de </text:span></text:span><text:span text:style-name="Definition"><text:span text:style-name="T6">gebruiker</text:span></text:span><text:span text:style-name="Strong_20_Emphasis"><text:span text:style-name="T160"> </text:span></text:span><text:span text:style-name="Strong_20_Emphasis"><text:span text:style-name="T162">in </text:span></text:span><text:span text:style-name="Strong_20_Emphasis"><text:span text:style-name="T119">via </text:span></text:span><text:span text:style-name="Strong_20_Emphasis"><text:span text:style-name="T154">een</text:span></text:span><text:span text:style-name="Strong_20_Emphasis"><text:span text:style-name="T155"> druk</text:span></text:span><text:span text:style-name="Strong_20_Emphasis"><text:span text:style-name="T154"> op</text:span></text:span><text:span text:style-name="Strong_20_Emphasis"><text:span text:style-name="T150"> de </text:span></text:span><text:span text:style-name="Strong_20_Emphasis"><text:span text:style-name="T132">Super</text:span></text:span><text:span text:style-name="Strong_20_Emphasis"><text:span text:style-name="T150">-toets</text:span></text:span><text:span text:style-name="Strong_20_Emphasis"><text:span text:style-name="T50"><text:note text:id="ftn11" text:note-class="footnote"><text:note-citation>2</text:note-citation><text:note-body><text:p text:style-name="P80"><text:span text:style-name="T282">D</text:span>e <text:span text:style-name="T403">Super</text:span>-toets <text:span text:style-name="T282">is </text:span>de Windows<text:span text:style-name="T407">-</text:span><text:span text:style-name="T402">toets</text:span>, <text:span text:style-name="T407">C</text:span>ommand-<text:span text:style-name="T402">toets</text:span>, of <text:span text:style-name="T407">V</text:span>ergrootglas-toets.</text:p></text:note-body></text:note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4">men</text:span></text:span><text:span text:style-name="Strong_20_Emphasis"><text:span text:style-name="T209">u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45">Installatiem</text:span></text:span><text:span text:style-name="Strong_20_Emphasis"><text:span text:style-name="T246">enu</text:span></text:span><text:span text:style-name="Strong_20_Emphasis"><text:span text:style-name="T135">.</text:span></text:span></text:p>
          </table:table-cell>
        </table:table-row>
        <table:table-row table:style-name="TableLine94462891672624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6">K</text:span></text:span><text:span text:style-name="Strong_20_Emphasis"><text:span text:style-name="T139">ie</text:span></text:span><text:span text:style-name="Strong_20_Emphasis"><text:span text:style-name="T140">s </text:span></text:span><text:span text:style-name="Strong_20_Emphasis"><text:span text:style-name="T253">4 </text:span></text:span><text:span text:style-name="Strong_20_Emphasis"><text:span text:style-name="T215">Gebruiker inrichten</text:span></text:span><text:span text:style-name="Strong_20_Emphasis"><text:span text:style-name="T156"> </text:span></text:span><text:span text:style-name="Strong_20_Emphasis"><text:span text:style-name="T141">en </text:span></text:span><text:span text:style-name="Strong_20_Emphasis"><text:span text:style-name="T157">v</text:span></text:span><text:span text:style-name="Strong_20_Emphasis"><text:span text:style-name="T128">olg de aanwijzingen op het scherm</text:span></text:span><text:span text:style-name="Strong_20_Emphasis"><text:span text:style-name="T206"><text:note text:id="ftn12" text:note-class="footnote"><text:note-citation>3</text:note-citation><text:note-body><text:p text:style-name="P84">Het inrichten kan nagelopen worden <text:span text:style-name="T411">met </text:span>bestanden in <text:span text:style-name="T411">map</text:span><text:span text:style-name="T409"> </text:span><text:span text:style-name="T410">kz </text:span><text:span text:style-name="T412">in </text:span><text:span text:style-name="T409">Documenten</text:span>.</text:p></text:note-body></text:note></text:span></text:span><text:span text:style-name="Strong_20_Emphasis"><text:span text:style-name="T206">.</text:span></text:span></text:p>
          </table:table-cell>
        </table:table-row>
        <table:table-row table:style-name="TableLine94462890728448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462890781312">
          <table:table-cell table:style-name="Tabel2.A1" office:value-type="string">
            <text:p text:style-name="P40"><text:span text:style-name="Strong_20_Emphasis"><text:span text:style-name="T105"><text:s/></text:span></text:span><text:span text:style-name="Strong_20_Emphasis"><text:span text:style-name="T165"><draw:control text:anchor-type="as-char" draw:z-index="22" draw:name="Vorm40_1" draw:style-name="gr1" draw:text-style-name="P98" svg:width="0.35cm" svg:height="0.35cm" draw:control="control23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163"/></text:span></text:p>
      <text:p text:style-name="P39"/>
      <text:p text:style-name="P41"><text:span text:style-name="T292">E</text:span><text:span text:style-name="T293">inde c</text:span><text:span text:style-name="T294">hecklist, </text:span><text:span text:style-name="T295">d</text:span><text:span text:style-name="T294">e installatie van </text:span><text:span text:style-name="T294"><text:reference-ref text:reference-format="text" text:ref-name="Distributie">Ubuntu</text:reference-ref></text:span><text:span text:style-name="T294"><text:s/></text:span><text:span text:style-name="T296"><text:reference-ref text:reference-format="text" text:ref-name="Versie">22.04</text:reference-ref></text:span><text:span text:style-name="Strong_20_Emphasis"><text:span text:style-name="T314"><text:s/></text:span></text:span><text:span text:style-name="Strong_20_Emphasis"><text:span text:style-name="T315">LTS</text:span></text:span><text:span text:style-name="T48"> </text:span><text:span text:style-name="T294"><text:reference-ref text:reference-format="text" text:ref-name="Editie">desktop</text:reference-ref></text:span><text:span text:style-name="T294"><text:s/>is voltooid.</text:span></text:p>
      <text:p text:style-name="P18"/>
      <text:p text:style-name="P6"><text:span text:style-name="T175">Geschreven</text:span><text:span text:style-name="T93"> door Karel Zimmer &lt;</text:span><text:a xlink:type="simple" xlink:href="mailto:info@karelzimmer.nl" text:style-name="Internet_20_link" text:visited-style-name="Visited_20_Internet_20_Link"><text:span text:style-name="T426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26T08:08:23.509181365">26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6T08:08:23.316191983</dc:date>
    <meta:keyword>Installatie</meta:keyword>
    <meta:keyword>Checklist</meta:keyword>
    <meta:keyword>Linux</meta:keyword>
    <meta:editing-cycles>6375</meta:editing-cycles>
    <meta:editing-duration>P11DT6H5M45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889" meta:character-count="6161" meta:non-whitespace-character-count="5302"/>
    <meta:user-defined meta:name="Info 1"/>
    <meta:user-defined meta:name="Info 2"/>
    <meta:user-defined meta:name="Info 3"/>
    <meta:user-defined meta:name="Info 4"/>
  </office:meta>
</office:document-meta>
</file>